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4.251cm" style:rel-column-width="16383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B1" style:family="table-cell">
      <style:table-cell-properties fo:background-color="#cc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fo:background-color="#ff66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fo:background-color="#ff6600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#7e002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fo:background-color="#1933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background-color="#6699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#66ff00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0000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3" style:family="table-cell">
      <style:table-cell-properties fo:background-color="#cccc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3" style:family="table-cell">
      <style:table-cell-properties fo:background-color="#0000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ff9999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fo:background-color="#ffd32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" style:family="table-cell">
      <style:table-cell-properties fo:background-color="#83ca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" style:family="table-cell">
      <style:table-cell-properties fo:background-color="#ff0066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fo:background-color="#cfe7f5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 table:template-name="Test style">
        <table:table-column table:style-name="Tabela1.A" table:number-columns-repeated="4"/>
        <table:table-row table:style-name="Tabela1.1"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C1" office:value-type="string">
            <text:p text:style-name="P1"/>
          </table:table-cell>
          <table:table-cell table:style-name="Tabela1.D1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C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/>
          </table:table-cell>
          <table:table-cell table:style-name="Tabela1.B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D3" office:value-type="string">
            <text:p text:style-name="P1"/>
          </table:table-cell>
        </table:table-row>
        <table:table-row>
          <table:table-cell table:style-name="Tabela1.A4" office:value-type="string">
            <text:p text:style-name="P1"/>
          </table:table-cell>
          <table:table-cell table:style-name="Tabela1.B4" office:value-type="string">
            <text:p text:style-name="P1"/>
          </table:table-cell>
          <table:table-cell table:style-name="Tabela1.C4" office:value-type="string">
            <text:p text:style-name="P1"/>
          </table:table-cell>
          <table:table-cell table:style-name="Tabela1.D4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st_20_style.1" style:display-name="Test style.1" style:family="table-cell" style:parent-style-name="Test_20_style">
      <style:table-cell-properties fo:background-color="#cc0000" fo:border-left="0.06pt solid #000000" fo:border-right="none" fo:border-top="0.06pt solid #000000" fo:border-bottom="0.06pt solid #000000" fo:padding="0.097cm" fo:padding-left="0.097cm" fo:padding-right="0.097cm" fo:padding-top="0.097cm" fo:padding-bottom="0.097cm" style:writing-mode="page"/>
    </style:style>
    <style:style style:name="Test_20_style.2" style:display-name="Test style.2" style:family="table-cell" style:parent-style-name="Test_20_style">
      <style:table-cell-properties fo:background-color="#83caff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3" style:display-name="Test style.3" style:family="table-cell" style:parent-style-name="Test_20_style">
      <style:table-cell-properties fo:background-color="#7e0021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4" style:display-name="Test style.4" style:family="table-cell" style:parent-style-name="Test_20_style">
      <style:table-cell-properties fo:background-color="#66ff00" fo:border-left="0.06pt solid #000000" fo:border-right="0.06pt solid #000000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5" style:display-name="Test style.5" style:family="table-cell" style:parent-style-name="Test_20_style">
      <style:table-cell-properties fo:background-color="#193300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6" style:display-name="Test style.6" style:family="table-cell" style:parent-style-name="Test_20_style">
      <style:table-cell-properties fo:background-color="#000000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7" style:display-name="Test style.7" style:family="table-cell" style:parent-style-name="Test_20_style">
      <style:table-cell-properties fo:background-color="#6699cc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8" style:display-name="Test style.8" style:family="table-cell" style:parent-style-name="Test_20_style">
      <style:table-cell-properties fo:background-color="#cccc99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9" style:display-name="Test style.9" style:family="table-cell" style:parent-style-name="Test_20_style">
      <style:table-cell-properties fo:background-color="#000099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10" style:display-name="Test style.10" style:family="table-cell" style:parent-style-name="Test_20_style">
      <style:table-cell-properties fo:background-color="#ff9999" fo:border-left="0.06pt solid #000000" fo:border-right="0.06pt solid #000000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11" style:display-name="Test style.11" style:family="table-cell" style:parent-style-name="Test_20_style">
      <style:table-cell-properties fo:background-color="#ffff00" fo:border-left="0.06pt solid #000000" fo:border-right="none" fo:border-top="0.06pt solid #000000" fo:border-bottom="0.06pt solid #000000" fo:padding="0.097cm" fo:padding-left="0.097cm" fo:padding-right="0.097cm" fo:padding-top="0.097cm" fo:padding-bottom="0.097cm" style:writing-mode="page"/>
    </style:style>
    <style:style style:name="Test_20_style.12" style:display-name="Test style.12" style:family="table-cell" style:parent-style-name="Test_20_style">
      <style:table-cell-properties fo:background-color="#ff6600" fo:border-left="0.06pt solid #000000" fo:border-right="0.06pt solid #000000" fo:border-top="0.06pt solid #000000" fo:border-bottom="0.06pt solid #000000" fo:padding="0.097cm" fo:padding-left="0.097cm" fo:padding-right="0.097cm" fo:padding-top="0.097cm" fo:padding-bottom="0.097cm" style:writing-mode="page"/>
    </style:style>
    <style:style style:name="Test_20_style.13" style:display-name="Test style.13" style:family="table-cell" style:parent-style-name="Test_20_style">
      <style:table-cell-properties fo:background-color="#ffd320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14" style:display-name="Test style.14" style:family="table-cell" style:parent-style-name="Test_20_style">
      <style:table-cell-properties fo:background-color="#cfe7f5" fo:border-left="0.06pt solid #000000" fo:border-right="0.06pt solid #000000" fo:border-top="none" fo:border-bottom="0.06pt solid #000000" fo:padding="0.097cm" fo:padding-left="0.097cm" fo:padding-right="0.097cm" fo:padding-top="0.097cm" fo:padding-bottom="0.097cm" style:writing-mode="page"/>
    </style:style>
    <style:style style:name="Test_20_style.15" style:display-name="Test style.15" style:family="table-cell" style:parent-style-name="Test_20_style">
      <style:table-cell-properties fo:background-color="#ff66cc" fo:border-left="0.06pt solid #000000" fo:border-right="none" fo:border-top="0.06pt solid #000000" fo:border-bottom="0.06pt solid #000000" fo:padding="0.097cm" fo:padding-left="0.097cm" fo:padding-right="0.097cm" fo:padding-top="0.097cm" fo:padding-bottom="0.097cm" style:writing-mode="page"/>
    </style:style>
    <style:style style:name="Test_20_style.16" style:display-name="Test style.16" style:family="table-cell" style:parent-style-name="Test_20_style">
      <style:table-cell-properties fo:background-color="#ff0066" fo:border-left="0.06pt solid #000000" fo:border-right="none" fo:border-top="none" fo:border-bottom="0.06pt solid #000000" fo:padding="0.097cm" fo:padding-left="0.097cm" fo:padding-right="0.097cm" fo:padding-top="0.097cm" fo:padding-bottom="0.097cm" style:writing-mode="page"/>
    </style:style>
    <table:table-template table:name="Test style" table:first-row-end-column="column" table:first-row-start-column="column" table:last-row-end-column="column" table:last-row-start-column="column">
      <table:first-row table:style-name="Test_20_style.1"/>
      <table:last-row table:style-name="Test_20_style.2"/>
      <table:first-column table:style-name="Test_20_style.3"/>
      <table:last-column table:style-name="Test_20_style.4"/>
      <table:body table:style-name="Test_20_style.9"/>
      <table:even-rows table:style-name="Test_20_style.5"/>
      <table:odd-rows table:style-name="Test_20_style.6"/>
      <table:even-columns table:style-name="Test_20_style.7"/>
      <table:odd-columns table:style-name="Test_20_style.8"/>
      <table:background table:style-name="Test_20_style.10"/>
      <loext:first-row-even-column table:style-name="Test_20_style.15"/>
      <loext:last-row-even-column table:style-name="Test_20_style.16"/>
      <loext:first-row-end-column table:style-name="Test_20_style.12"/>
      <loext:first-row-start-column table:style-name="Test_20_style.11"/>
      <loext:last-row-end-column table:style-name="Test_20_style.14"/>
      <loext:last-row-start-column table:style-name="Tes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5:03:39.133671653</meta:creation-date>
    <dc:date>2016-07-01T15:04:04.747243234</dc:date>
    <meta:editing-duration>PT27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5.3.0.0.alpha0$Linux_X86_64 LibreOffice_project/9581f17053eedea7924c2bad9d6a7db262c3301d</meta:generator>
  </office:meta>
</office:document-meta>
</file>